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37f9e1" officeooo:paragraph-rsid="000cb1f3"/>
    </style:style>
    <style:style style:name="P2" style:family="paragraph" style:parent-style-name="Standard">
      <style:paragraph-properties fo:text-align="start" style:justify-single-word="false"/>
      <style:text-properties officeooo:rsid="003945f1" officeooo:paragraph-rsid="003945f1"/>
    </style:style>
    <style:style style:name="P3" style:family="paragraph" style:parent-style-name="Standard">
      <style:paragraph-properties fo:text-align="center" style:justify-single-word="false"/>
      <style:text-properties officeooo:rsid="003945f1" officeooo:paragraph-rsid="003945f1"/>
    </style:style>
    <style:style style:name="P4" style:family="paragraph" style:parent-style-name="Standard">
      <style:paragraph-properties fo:text-align="start" style:justify-single-word="false"/>
      <style:text-properties officeooo:rsid="003a1386" officeooo:paragraph-rsid="003a1386"/>
    </style:style>
    <style:style style:name="P5" style:family="paragraph" style:parent-style-name="Standard">
      <style:paragraph-properties fo:text-align="start" style:justify-single-word="false"/>
      <style:text-properties officeooo:rsid="003b1859" officeooo:paragraph-rsid="003b1859"/>
    </style:style>
    <style:style style:name="P6" style:family="paragraph" style:parent-style-name="Standard">
      <style:paragraph-properties fo:text-align="start" style:justify-single-word="false"/>
      <style:text-properties officeooo:rsid="003c4910" officeooo:paragraph-rsid="003c4910"/>
    </style:style>
    <style:style style:name="P7" style:family="paragraph" style:parent-style-name="Standard">
      <style:paragraph-properties fo:text-align="start" style:justify-single-word="false"/>
      <style:text-properties officeooo:rsid="003cc301" officeooo:paragraph-rsid="003cc301"/>
    </style:style>
    <style:style style:name="P8" style:family="paragraph" style:parent-style-name="Standard">
      <style:paragraph-properties fo:text-align="start" style:justify-single-word="false"/>
      <style:text-properties officeooo:rsid="003d07cd" officeooo:paragraph-rsid="003d07cd"/>
    </style:style>
    <style:style style:name="P9" style:family="paragraph" style:parent-style-name="Standard">
      <style:paragraph-properties fo:text-align="start" style:justify-single-word="false"/>
      <style:text-properties officeooo:rsid="003efff7" officeooo:paragraph-rsid="003efff7"/>
    </style:style>
    <style:style style:name="P10" style:family="paragraph" style:parent-style-name="Standard">
      <style:paragraph-properties fo:text-align="start" style:justify-single-word="false"/>
      <style:text-properties officeooo:rsid="003f6f51" officeooo:paragraph-rsid="003f6f51"/>
    </style:style>
    <style:style style:name="P11" style:family="paragraph" style:parent-style-name="Standard">
      <style:paragraph-properties fo:text-align="start" style:justify-single-word="false"/>
      <style:text-properties officeooo:rsid="00414d69" officeooo:paragraph-rsid="00414d69"/>
    </style:style>
    <style:style style:name="P12" style:family="paragraph" style:parent-style-name="Standard">
      <style:paragraph-properties fo:text-align="start" style:justify-single-word="false"/>
      <style:text-properties officeooo:rsid="0041a5c4" officeooo:paragraph-rsid="0041a5c4"/>
    </style:style>
    <style:style style:name="P13" style:family="paragraph" style:parent-style-name="Standard">
      <style:paragraph-properties fo:text-align="start" style:justify-single-word="false"/>
      <style:text-properties officeooo:rsid="00433970" officeooo:paragraph-rsid="004339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ew lesson</text:p>
      <text:p text:style-name="P1"/>
      <text:p text:style-name="P2">doc 1</text:p>
      <text:p text:style-name="P2"/>
      <text:p text:style-name="P4">Doc 2</text:p>
      <text:p text:style-name="P4"/>
      <text:p text:style-name="P4">Doc 2 bis </text:p>
      <text:p text:style-name="P4">il se casse se qui blanchit les coraux </text:p>
      <text:p text:style-name="P4"/>
      <text:p text:style-name="P5">Doc 3 </text:p>
      <text:p text:style-name="P5"/>
      <text:p text:style-name="P6">Doc 4</text:p>
      <text:p text:style-name="P6"/>
      <text:p text:style-name="P6">Lichen = champignons + algue </text:p>
      <text:p text:style-name="P6"/>
      <text:p text:style-name="P6">Doc 7</text:p>
      <text:p text:style-name="P6"/>
      <text:p text:style-name="P7">Doc 8 </text:p>
      <text:p text:style-name="P7"/>
      <text:p text:style-name="P8">Doc 9</text:p>
      <text:p text:style-name="P8"/>
      <text:p text:style-name="P9">Doc 10 </text:p>
      <text:p text:style-name="P9"/>
      <text:p text:style-name="P10">Doc 11</text:p>
      <text:p text:style-name="P10"/>
      <text:p text:style-name="P11">Doc 12</text:p>
      <text:p text:style-name="P11"/>
      <text:p text:style-name="P11">Doc 13</text:p>
      <text:p text:style-name="P11"/>
      <text:p text:style-name="P12">Doc 14</text:p>
      <text:p text:style-name="P12"/>
      <text:p text:style-name="P12">Doc 15 </text:p>
      <text:p text:style-name="P12"/>
      <text:p text:style-name="P12"/>
      <text:p text:style-name="P13">Doc 16</text:p>
      <text:p text:style-name="P13">culture = transmettre de génération en génération de connaissance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4-04T08:43:36.514000000</meta:creation-date>
    <dc:date>2023-04-14T09:26:16.706000000</dc:date>
    <meta:editing-duration>PT2H44M21S</meta:editing-duration>
    <meta:editing-cycles>49</meta:editing-cycles>
    <meta:generator>LibreOffice/6.3.5.2$Windows_X86_64 LibreOffice_project/dd0751754f11728f69b42ee2af66670068624673</meta:generator>
    <meta:document-statistic meta:table-count="0" meta:image-count="0" meta:object-count="0" meta:page-count="1" meta:paragraph-count="19" meta:word-count="55" meta:character-count="235" meta:non-whitespace-character-count="191"/>
  </office:meta>
</office:document-meta>
</file>